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892000006063DD7F46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ae48" officeooo:paragraph-rsid="0009ae48" style:font-size-asian="19.25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 : NOUVEAU MCC</text:p>
      <text:p text:style-name="P1"><draw:frame draw:style-name="fr1" draw:name="graphics1" text:anchor-type="paragraph" svg:width="25.94cm" svg:height="18.23cm" draw:z-index="0"><draw:image xlink:href="Pictures/1000000000000892000006063DD7F4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lly </meta:initial-creator>
    <meta:creation-date>2011-01-31T18:13:55</meta:creation-date>
    <dc:date>2011-01-31T20:10:50</dc:date>
    <dc:creator>Billy </dc:creator>
    <meta:editing-duration>PT00H18M29S</meta:editing-duration>
    <meta:editing-cycles>2</meta:editing-cycles>
    <meta:generator>OpenOffice.org/3.2$Unix OpenOffice.org_project/320m19$Build-9505</meta:generator>
    <meta:document-statistic meta:table-count="0" meta:image-count="1" meta:object-count="0" meta:page-count="1" meta:paragraph-count="1" meta:word-count="4" meta:character-count="20"/>
  </office:meta>
</office:document-meta>
</file>